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Light" svg:font-family="'Calibri Light'"/>
    <style:font-face style:name="Calibri2" svg:font-family="Calibri" style:font-family-generic="swiss"/>
    <style:font-face style:name="Segoe UI1" svg:font-family="'Segoe UI'" style:font-family-generic="swis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2" svg:font-family="'Segoe U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53cm" svg:stroke-color="#000000"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 style:family="graphic">
      <style:graphic-properties style:protect="size"/>
    </style:style>
    <style:style style:name="pr1" style:family="presentation" style:parent-style-name="Diapositiva_20_titolo-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 style:family="paragraph">
      <loext:graphic-properties draw:fill="none"/>
      <style:paragraph-properties fo:text-align="center" style:font-independent-line-spacing="true"/>
      <style:text-properties fo:font-size="18pt"/>
    </style:style>
    <style:style style:name="P4" style:family="paragraph">
      <loext:graphic-properties draw:fill="none"/>
      <style:paragraph-properties fo:text-align="center"/>
      <style:text-properties fo:font-size="18pt"/>
    </style:style>
    <style:style style:name="P5"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Calibri1" fo:font-size="12pt" fo:letter-spacing="normal" fo:language="it" fo:country="IT" fo:font-style="normal" style:text-underline-style="none" fo:font-weight="bold" style:font-size-asian="12pt" style:font-style-asian="normal" style:font-weight-asian="bold" style:font-size-complex="12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10pt" fo:letter-spacing="normal" fo:language="it" fo:country="IT" fo:font-style="normal" style:text-underline-style="none" fo:font-weight="normal" style:font-size-asian="10pt" style:font-style-asian="normal" style:font-weight-asian="normal" style:font-size-complex="1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Segoe UI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3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475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titolo" presentation:presentation-page-layout-name="AL1T0">
        <draw:custom-shape draw:name="CasellaDiTesto 3" draw:style-name="gr1" draw:text-style-name="P3" draw:layer="layout" svg:width="4.15cm" svg:height="4.988cm" svg:x="1.201cm" svg:y="7.437cm">
          <text:p text:style-name="P1"><text:span text:style-name="T1">USER</text:span></text:p>
          <text:list text:style-name="L2">
            <text:list-item>
              <text:p text:style-name="P2"><text:span text:style-name="T2">Id (PK)</text:span></text:p>
            </text:list-item>
            <text:list-item>
              <text:p text:style-name="P2"><text:span text:style-name="T2">Email</text:span></text:p>
            </text:list-item>
            <text:list-item>
              <text:p text:style-name="P2"><text:span text:style-name="T2">Firstname</text:span></text:p>
            </text:list-item>
            <text:list-item>
              <text:p text:style-name="P2"><text:span text:style-name="T2">Lastname</text:span></text:p>
            </text:list-item>
            <text:list-item>
              <text:p text:style-name="P2"><text:span text:style-name="T2">Password</text:span></text:p>
            </text:list-item>
            <text:list-item>
              <text:p text:style-name="P2"><text:span text:style-name="T2">dateofBirth</text:span></text:p>
            </text:list-item>
            <text:list-item>
              <text:p text:style-name="P2"><text:span text:style-name="T2">Is_active </text:span></text:p>
            </text:list-item>
            <text:list-item>
              <text:p text:style-name="P2"><text:span text:style-name="T2">Is_admin</text:span></text:p>
            </text:list-item>
            <text:list-item>
              <text:p text:style-name="P2"><text:span text:style-name="T2">Is_anonymous</text:span></text:p>
            </text:list-item>
            <text:list-item>
              <text:p text:style-name="P2"><text:span text:style-name="T2">Rol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5" draw:style-name="gr1" draw:text-style-name="P3" draw:layer="layout" svg:width="5.913cm" svg:height="5.834cm" svg:x="27.445cm" svg:y="6.775cm">
          <text:p text:style-name="P1"><text:span text:style-name="T1">RESTAURANT</text:span></text:p>
          <text:list text:style-name="L2">
            <text:list-item>
              <text:p text:style-name="P2"><text:span text:style-name="T2">Id (PK)</text:span></text:p>
            </text:list-item>
            <text:list-item>
              <text:p text:style-name="P2"><text:span text:style-name="T2">Owner_id (FK) //userID</text:span></text:p>
            </text:list-item>
            <text:list-item>
              <text:p text:style-name="P2"><text:span text:style-name="T2">name</text:span></text:p>
            </text:list-item>
            <text:list-item>
              <text:p text:style-name="P2"><text:span text:style-name="T2">likes</text:span></text:p>
            </text:list-item>
            <text:list-item>
              <text:p text:style-name="P2"><text:span text:style-name="T2">Lat</text:span></text:p>
            </text:list-item>
            <text:list-item>
              <text:p text:style-name="P2"><text:span text:style-name="T2">Lon</text:span></text:p>
            </text:list-item>
            <text:list-item>
              <text:p text:style-name="P2"><text:span text:style-name="T2">Phone</text:span></text:p>
            </text:list-item>
            <text:list-item>
              <text:p text:style-name="P2"><text:span text:style-name="T2">Capacity</text:span></text:p>
            </text:list-item>
            <text:list-item>
              <text:p text:style-name="P2"><text:span text:style-name="T2">Cuisine_type []</text:span></text:p>
            </text:list-item>
            <text:list-item>
              <text:p text:style-name="P2"><text:span text:style-name="T2">Prec_measures //string</text:span></text:p>
            </text:list-item>
            <text:list-item>
              <text:p text:style-name="P2"><text:span text:style-name="T2">Tot_reviews</text:span></text:p>
            </text:list-item>
            <text:list-item>
              <text:p text:style-name="P2"><text:span text:style-name="T2">Average_rat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9" draw:style-name="gr1" draw:text-style-name="P3" draw:layer="layout" svg:width="4.862cm" svg:height="4.14cm" svg:x="12.699cm" svg:y="-0.641cm">
          <text:p text:style-name="P1"><text:span text:style-name="T1">RESERVATION</text:span></text:p>
          <text:list text:style-name="L2">
            <text:list-item>
              <text:p text:style-name="P2"><text:span text:style-name="T2">Id (PK)</text:span></text:p>
            </text:list-item>
            <text:list-item>
              <text:p text:style-name="P2"><text:span text:style-name="T2">Booker (FK) <text:s/>//UserID</text:span></text:p>
            </text:list-item>
            <text:list-item>
              <text:p text:style-name="P2"><text:span text:style-name="T2">Restaurant_id (FK)</text:span></text:p>
            </text:list-item>
            <text:list-item>
              <text:p text:style-name="P2"><text:span text:style-name="T2">Table_id (FK)</text:span></text:p>
            </text:list-item>
            <text:list-item>
              <text:p text:style-name="P2"><text:span text:style-name="T2">Date</text:span></text:p>
            </text:list-item>
            <text:list-item>
              <text:p text:style-name="P2"><text:span text:style-name="T2">Hour</text:span></text:p>
            </text:list-item>
            <text:list-item>
              <text:p text:style-name="P2"><text:span text:style-name="T2">Cancell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5" draw:style-name="gr1" draw:text-style-name="P3" draw:layer="layout" svg:width="6.349cm" svg:height="2.448cm" svg:x="11.98cm" svg:y="13.006cm">
          <text:p text:style-name="P1"><text:span text:style-name="T1">LIKE </text:span></text:p>
          <text:list text:style-name="L2">
            <text:list-item>
              <text:p text:style-name="P2"><text:span text:style-name="T2">Liker (FK) //UserID</text:span></text:p>
            </text:list-item>
            <text:list-item>
              <text:p text:style-name="P2"><text:span text:style-name="T2">Restaurant (FK) //restaurantID</text:span></text:p>
            </text:list-item>
          </text:list>
          <text:p text:style-name="P2"><text:span text:style-name="T2">Mark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39" draw:style-name="gr1" draw:text-style-name="P3" draw:layer="layout" svg:width="5.649cm" svg:height="3.296cm" svg:x="-9.348cm" svg:y="13.213cm">
          <text:p text:style-name="P1"><text:span text:style-name="T1">NOTIFICATION</text:span></text:p>
          <text:list text:style-name="L2">
            <text:list-item>
              <text:p text:style-name="P2"><text:span text:style-name="T2">User_id (FK)</text:span></text:p>
            </text:list-item>
            <text:list-item>
              <text:p text:style-name="P2"><text:span text:style-name="T2">Message</text:span></text:p>
            </text:list-item>
            <text:list-item>
              <text:p text:style-name="P2"><text:span text:style-name="T2">Pending</text:span></text:p>
            </text:list-item>
            <text:list-item>
              <text:p text:style-name="P2"><text:span text:style-name="T2">Type (Email, app)</text:span></text:p>
            </text:list-item>
            <text:list-item>
              <text:p text:style-name="P2"><text:span text:style-name="T2">Date</text:span></text:p>
            </text:list-item>
          </text:list>
          <text:p text:style-name="P2"><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7" draw:style-name="gr1" draw:text-style-name="P3" draw:layer="layout" svg:width="4.874cm" svg:height="2.027cm" svg:x="12.608cm" svg:y="4.831cm">
          <text:p text:style-name="P1"><text:span text:style-name="T1">SEAT</text:span></text:p>
          <text:list text:style-name="L2">
            <text:list-item>
              <text:p text:style-name="P2"><text:span text:style-name="T2">Reservation_id (FK)</text:span></text:p>
            </text:list-item>
            <text:list-item>
              <text:p text:style-name="P2"><text:span text:style-name="T2">User_id (FK)</text:span></text:p>
            </text:list-item>
            <text:list-item>
              <text:p text:style-name="P2"><text:span text:style-name="T2">Confirm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1" draw:style-name="gr1" draw:text-style-name="P3" draw:layer="layout" svg:width="6.268cm" svg:height="3.719cm" svg:x="12.065cm" svg:y="16.915cm">
          <text:p text:style-name="P1"><text:span text:style-name="T1">REVIEW </text:span></text:p>
          <text:list text:style-name="L2">
            <text:list-item>
              <text:p text:style-name="P2"><text:span text:style-name="T2">reviewer (FK) //UserID</text:span></text:p>
            </text:list-item>
            <text:list-item>
              <text:p text:style-name="P2"><text:span text:style-name="T2">Restaurant (FK) //restaurantID</text:span></text:p>
            </text:list-item>
            <text:list-item>
              <text:p text:style-name="P2"><text:span text:style-name="T2">Marked</text:span></text:p>
            </text:list-item>
            <text:list-item>
              <text:p text:style-name="P2"><text:span text:style-name="T2">Rating</text:span></text:p>
            </text:list-item>
            <text:list-item>
              <text:p text:style-name="P2"><text:span text:style-name="T2">Comment</text:span></text:p>
            </text:list-item>
            <text:list-item>
              <text:p text:style-name="P2"><text:span text:style-name="T2">Dat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5" draw:style-name="gr1" draw:text-style-name="P3" draw:layer="layout" svg:width="5.7cm" svg:height="2.109cm" svg:x="-9.389cm" svg:y="4.578cm">
          <text:p text:style-name="P1"><text:span text:style-name="T1">REPORT OF POSITIVITY</text:span></text:p>
          <text:list text:style-name="L2">
            <text:list-item>
              <text:p text:style-name="P2"><text:span text:style-name="T2">User_id (FK)</text:span></text:p>
            </text:list-item>
            <text:list-item>
              <text:p text:style-name="P2"><text:span text:style-name="T2">Da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7" draw:style-name="gr1" draw:text-style-name="P3" draw:layer="layout" svg:width="6.357cm" svg:height="3.717cm" svg:x="38.343cm" svg:y="10.948cm">
          <text:p text:style-name="P1"><text:span text:style-name="T1">DISHES</text:span></text:p>
          <text:list text:style-name="L2">
            <text:list-item>
              <text:p text:style-name="P2"><text:span text:style-name="T2">Id (PK)</text:span></text:p>
            </text:list-item>
            <text:list-item>
              <text:p text:style-name="P2"><text:span text:style-name="T2">Restaurant (FK) //restaurantID</text:span></text:p>
            </text:list-item>
            <text:list-item>
              <text:p text:style-name="P2"><text:span text:style-name="T2">price</text:span></text:p>
            </text:list-item>
            <text:list-item>
              <text:p text:style-name="P2"><text:span text:style-name="T2">Name</text:span></text:p>
            </text:list-item>
            <text:list-item>
              <text:p text:style-name="P2"><text:span text:style-name="T2">category</text:span></text:p>
            </text:list-item>
            <text:list-item>
              <text:p text:style-name="P2"><text:span text:style-name="T2">Ingredi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01" draw:style-name="gr1" draw:text-style-name="P3" draw:layer="layout" svg:width="6.357cm" svg:height="2.871cm" svg:x="38.373cm" svg:y="5.199cm">
          <text:p text:style-name="P1"><text:span text:style-name="T1">PHOTO</text:span></text:p>
          <text:list text:style-name="L2">
            <text:list-item>
              <text:p text:style-name="P2"><text:span text:style-name="T2">Id (PK)</text:span></text:p>
            </text:list-item>
            <text:list-item>
              <text:p text:style-name="P2"><text:span text:style-name="T2">Restaurant (FK) //restaurantID</text:span></text:p>
            </text:list-item>
            <text:list-item>
              <text:p text:style-name="P2"><text:span text:style-name="T2">Path</text:span></text:p>
            </text:list-item>
            <text:list-item>
              <text:p text:style-name="P2"><text:span text:style-name="T2">Descriptio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4" draw:style-name="gr1" draw:text-style-name="P3" draw:layer="layout" svg:width="5.7cm" svg:height="2.45cm" svg:x="-9.389cm" svg:y="8.675cm">
          <text:p text:style-name="P1"><text:span text:style-name="T1">QUARANTINE</text:span></text:p>
          <text:list text:style-name="L2">
            <text:list-item>
              <text:p text:style-name="P2"><text:span text:style-name="T2">User_id (FK)</text:span></text:p>
            </text:list-item>
            <text:list-item>
              <text:p text:style-name="P2"><text:span text:style-name="T2">Start_date</text:span></text:p>
            </text:list-item>
            <text:list-item>
              <text:p text:style-name="P2"><text:span text:style-name="T2">End_date </text:span></text:p>
            </text:list-item>
            <text:list-item>
              <text:p text:style-name="P2"><text:span text:style-name="T2">Activ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ttore diritto 162" draw:style-name="gr2" draw:text-style-name="P4" draw:layer="layout" svg:x1="-3.688cm" svg:y1="5.39cm" svg:x2="1.2cm" svg:y2="9.958cm">
          <text:p/>
        </draw:line>
        <draw:custom-shape draw:name="CasellaDiTesto 164" draw:style-name="gr1" draw:text-style-name="P3" draw:layer="layout" svg:width="5.527cm" svg:height="2.45cm" svg:x="27.638cm" svg:y="-0.212cm">
          <text:p text:style-name="P1"><text:span text:style-name="T1">TABLE</text:span></text:p>
          <text:list text:style-name="L2">
            <text:list-item>
              <text:p text:style-name="P2"><text:span text:style-name="T2">Id (PK)</text:span></text:p>
            </text:list-item>
            <text:list-item>
              <text:p text:style-name="P2"><text:span text:style-name="T2">Restaurant_id (FK)</text:span></text:p>
            </text:list-item>
            <text:list-item>
              <text:p text:style-name="P2"><text:span text:style-name="T2">name</text:span></text:p>
            </text:list-item>
            <text:list-item>
              <text:p text:style-name="P2"><text:span text:style-name="T2">Capaci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ttore diritto 167" draw:style-name="gr2" draw:text-style-name="P4" draw:layer="layout" svg:x1="-3.688cm" svg:y1="10.285cm" svg:x2="1.2cm" svg:y2="9.958cm">
          <text:p/>
        </draw:line>
        <draw:line draw:name="Connettore diritto 169" draw:style-name="gr2" draw:text-style-name="P4" draw:layer="layout" svg:x1="-3.697cm" svg:y1="14.88cm" svg:x2="1.2cm" svg:y2="9.958cm">
          <text:p/>
        </draw:line>
        <draw:line draw:name="Connettore diritto 174" draw:style-name="gr2" draw:text-style-name="P4" draw:layer="layout" svg:x1="5.352cm" svg:y1="9.958cm" svg:x2="11.98cm" svg:y2="14.459cm">
          <text:p/>
        </draw:line>
        <draw:line draw:name="Connettore diritto 176" draw:style-name="gr2" draw:text-style-name="P4" draw:layer="layout" svg:x1="5.352cm" svg:y1="9.958cm" svg:x2="12.065cm" svg:y2="18.796cm">
          <text:p/>
        </draw:line>
        <draw:line draw:name="Connettore diritto 177" draw:style-name="gr2" draw:text-style-name="P4" draw:layer="layout" svg:x1="15.13cm" svg:y1="3.12cm" svg:x2="15.046cm" svg:y2="4.83cm">
          <text:p/>
        </draw:line>
        <draw:line draw:name="Connettore diritto 191" draw:style-name="gr2" draw:text-style-name="P4" draw:layer="layout" svg:x1="5.352cm" svg:y1="9.958cm" svg:x2="12.699cm" svg:y2="1.239cm">
          <text:p/>
        </draw:line>
        <draw:line draw:name="Connettore diritto 196" draw:style-name="gr2" draw:text-style-name="P4" draw:layer="layout" svg:x1="17.562cm" svg:y1="1.239cm" svg:x2="27.445cm" svg:y2="9.724cm">
          <text:p/>
        </draw:line>
        <draw:line draw:name="Connettore diritto 197" draw:style-name="gr2" draw:text-style-name="P4" draw:layer="layout" svg:x1="18.33cm" svg:y1="14.459cm" svg:x2="27.445cm" svg:y2="9.724cm">
          <text:p/>
        </draw:line>
        <draw:line draw:name="Connettore diritto 198" draw:style-name="gr2" draw:text-style-name="P4" draw:layer="layout" svg:x1="18.334cm" svg:y1="18.796cm" svg:x2="27.445cm" svg:y2="9.724cm">
          <text:p/>
        </draw:line>
        <draw:line draw:name="Connettore diritto 199" draw:style-name="gr2" draw:text-style-name="P4" draw:layer="layout" svg:x1="17.562cm" svg:y1="1.239cm" svg:x2="27.637cm" svg:y2="1.027cm">
          <text:p/>
        </draw:line>
        <draw:line draw:name="Connettore diritto 221" draw:style-name="gr2" draw:text-style-name="P4" draw:layer="layout" svg:x1="30.401cm" svg:y1="2.267cm" svg:x2="30.401cm" svg:y2="6.774cm">
          <text:p/>
        </draw:line>
        <draw:line draw:name="Connettore diritto 224" draw:style-name="gr2" draw:text-style-name="P4" draw:layer="layout" svg:x1="38.372cm" svg:y1="6.438cm" svg:x2="33.358cm" svg:y2="9.724cm">
          <text:p/>
        </draw:line>
        <draw:line draw:name="Connettore diritto 227" draw:style-name="gr2" draw:text-style-name="P4" draw:layer="layout" svg:x1="38.343cm" svg:y1="12.615cm" svg:x2="33.358cm" svg:y2="9.724cm">
          <text:p/>
        </draw:line>
        <draw:custom-shape draw:name="CasellaDiTesto 254" draw:style-name="gr3" draw:text-style-name="P3" draw:layer="layout" svg:width="1.478cm" svg:height="0.758cm" svg:x="-1.865cm" svg:y="9.292cm">
          <text:p text:style-name="P2"><text:span text:style-name="T3">N: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56" draw:style-name="gr3" draw:text-style-name="P3" draw:layer="layout" svg:width="1.762cm" svg:height="0.758cm" draw:transform="rotate (-0.772133661082292) translate (-1.263cm 6.509cm)">
          <text:p text:style-name="P2"><text:span text:style-name="T3">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58" draw:style-name="gr3" draw:text-style-name="P3" draw:layer="layout" svg:width="1.478cm" svg:height="0.758cm" draw:transform="rotate (0.811403569252164) translate (-2.197cm 12.493cm)">
          <text:p text:style-name="P2"><text:span text:style-name="T3">N: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60" draw:style-name="gr3" draw:text-style-name="P3" draw:layer="layout" svg:width="1.478cm" svg:height="0.758cm" draw:transform="rotate (0.873013691847564) translate (8.559cm 4.889cm)">
          <text:p text:style-name="P2"><text:span text:style-name="T3">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62" draw:style-name="gr3" draw:text-style-name="P3" draw:layer="layout" svg:width="1.478cm" svg:height="1.772cm" svg:x="15.121cm" svg:y="3.02cm">
          <text:p text:style-name="P2"><text:span text:style-name="T3">1</text:span></text:p>
          <text:p text:style-name="P2"><text:span text:style-name="T3">:</text:span></text:p>
          <text:p text:style-name="P2"><text:span text:style-name="T3">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70" draw:style-name="gr3" draw:text-style-name="P3" draw:layer="layout" svg:width="1.478cm" svg:height="0.758cm" svg:x="22.158cm" svg:y="0.263cm">
          <text:p text:style-name="P2"><text:span text:style-name="T3">N: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72" draw:style-name="gr3" draw:text-style-name="P3" draw:layer="layout" svg:width="1.478cm" svg:height="0.758cm" draw:transform="rotate (-0.734434549239214) translate (22.708cm 4.566cm)">
          <text:p text:style-name="P2"><text:span text:style-name="T3">N: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74" draw:style-name="gr3" draw:text-style-name="P3" draw:layer="layout" svg:width="1.478cm" svg:height="1.772cm" svg:x="30.239cm" svg:y="3.617cm">
          <text:p text:style-name="P2"><text:span text:style-name="T3">N</text:span></text:p>
          <text:p text:style-name="P2"><text:span text:style-name="T3">:</text:span></text:p>
          <text:p text:style-name="P2"><text:span text:style-name="T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78" draw:style-name="gr3" draw:text-style-name="P3" draw:layer="layout" svg:width="1.478cm" svg:height="0.758cm" draw:transform="rotate (0.555712833834994) translate (34.868cm 7.95cm)">
          <text:p text:style-name="P2"><text:span text:style-name="T3">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80" draw:style-name="gr3" draw:text-style-name="P3" draw:layer="layout" svg:width="1.478cm" svg:height="0.758cm" draw:transform="rotate (-0.537037810838655) translate (35.689cm 10.36cm)">
          <text:p text:style-name="P2"><text:span text:style-name="T3">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82" draw:style-name="gr3" draw:text-style-name="P3" draw:layer="layout" svg:width="1.478cm" svg:height="0.758cm" draw:transform="rotate (-0.617672022280793) translate (8.735cm 11.459cm)">
          <text:p text:style-name="P2"><text:span text:style-name="T3">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84" draw:style-name="gr3" draw:text-style-name="P3" draw:layer="layout" svg:width="1.478cm" svg:height="0.758cm" draw:transform="rotate (-0.894306708721894) translate (8.791cm 13.537cm)">
          <text:p text:style-name="P2"><text:span text:style-name="T3">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86" draw:style-name="gr3" draw:text-style-name="P3" draw:layer="layout" svg:width="1.478cm" svg:height="0.758cm" draw:transform="rotate (0.494451777089994) translate (21.174cm 12.149cm)">
          <text:p text:style-name="P2"><text:span text:style-name="T3">N: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88" draw:style-name="gr3" draw:text-style-name="P3" draw:layer="layout" svg:width="1.478cm" svg:height="0.758cm" draw:transform="rotate (0.801280659590597) translate (21.608cm 14.752cm)">
          <text:p text:style-name="P2"><text:span text:style-name="T3">N: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 draw:style-name="gr3" draw:text-style-name="P3" draw:layer="layout" svg:width="8.905cm" svg:height="5.828cm" svg:x="-0.804cm" svg:y="0cm">
          <text:p text:style-name="P2"><text:span text:style-name="T3">Assunzioni:</text:span></text:p>
          <text:list text:style-name="L3">
            <text:list-item>
              <text:p text:style-name="P2"><text:span text:style-name="T3">Restaurant Owner can be a custumer (but he/she can’t do a review on his/her restaurant </text:span></text:p>
            </text:list-item>
            <text:list-item>
              <text:p text:style-name="P2"><text:span text:style-name="T4">If two or more infected people have eaten together more than one time, then for the count of the quarantine days, it must be considered the most recent day they have met each other</text:span></text:p>
            </text:list-item>
          </text:list>
          <text:p text:style-name="P2"><text:span text:style-name="T3"/></text:p>
          <text:p text:style-name="P2"><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ttore diritto 48" draw:style-name="gr2" draw:text-style-name="P4" draw:layer="layout" svg:x1="5.352cm" svg:y1="9.958cm" svg:x2="12.608cm" svg:y2="5.856cm">
          <text:p/>
        </draw:line>
        <draw:line draw:name="Connettore diritto 57" draw:style-name="gr2" draw:text-style-name="P4" draw:layer="layout" svg:x1="5.352cm" svg:y1="9.958cm" svg:x2="27.445cm" svg:y2="9.724cm">
          <text:p/>
        </draw:line>
        <draw:custom-shape draw:name="CasellaDiTesto 17" draw:style-name="gr3" draw:text-style-name="P3" draw:layer="layout" svg:width="1.478cm" svg:height="0.758cm" svg:x="15.105cm" svg:y="9.188cm">
          <text:p text:style-name="P2"><text:span text:style-name="T3">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8" draw:style-name="gr3" draw:text-style-name="P3" draw:layer="layout" svg:width="1.478cm" svg:height="0.758cm" draw:transform="rotate (0.565486677646163) translate (8.848cm 7.112cm)">
          <text:p text:style-name="P2"><text:span text:style-name="T3">1: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22" draw:style-name="gr1" draw:text-style-name="P3" draw:layer="layout" svg:width="9.973cm" svg:height="3.294cm" svg:x="25.415cm" svg:y="16.812cm">
          <text:p text:style-name="P1"><text:span text:style-name="T1">WORKING_DAY</text:span></text:p>
          <text:list text:style-name="L2">
            <text:list-item>
              <text:p text:style-name="P2"><text:span text:style-name="T2">Id (PK)</text:span></text:p>
            </text:list-item>
            <text:list-item>
              <text:p text:style-name="P2"><text:span text:style-name="T2">restaurant_id (FK) //restaurantID</text:span></text:p>
            </text:list-item>
            <text:list-item>
              <text:p text:style-name="P2"><text:span text:style-name="T2">Work_shifts [(12:00,12:59),(13:00,13:59) ,(14:00,14:59), (19:00,19:59),(20:00,20:59) ,(21:00,21:59)]</text:span></text:p>
            </text:list-item>
            <text:list-item>
              <text:p text:style-name="P2"><text:span text:style-name="T2">da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ttore diritto 76" draw:style-name="gr2" draw:text-style-name="P4" draw:layer="layout" svg:x1="30.401cm" svg:y1="16.812cm" svg:x2="30.401cm" svg:y2="12.673cm">
          <text:p/>
        </draw:line>
        <draw:custom-shape draw:name="CasellaDiTesto 226" draw:style-name="gr3" draw:text-style-name="P3" draw:layer="layout" svg:width="1.478cm" svg:height="1.772cm" svg:x="30.459cm" svg:y="13.963cm">
          <text:p text:style-name="P2"><text:span text:style-name="T3">1</text:span></text:p>
          <text:p text:style-name="P2"><text:span text:style-name="T3">:</text:span></text:p>
          <text:p text:style-name="P2"><text:span text:style-name="T3">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Light" svg:font-family="'Calibri Light'"/>
    <style:font-face style:name="Calibri2" svg:font-family="Calibri" style:font-family-generic="swiss"/>
    <style:font-face style:name="Segoe UI1" svg:font-family="'Segoe UI'" style:font-family-generic="swis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Segoe UI"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2" svg:font-family="'Segoe U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titolo-background" style:display-name="Diapositiva titolo-background" style:family="presentation">
      <style:graphic-properties draw:stroke="none" draw:fill="solid" draw:fill-color="#ffffff"/>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shrink-to-fit" style:shrink-to-fit="true">
        <text:list-style style:name="Diapositiva_20_titolo-outline1" style:display-name="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iapositiva_20_titolo-outline2" style:display-name="Diapositiva titolo-outline2" style:family="presentation" style:parent-style-name="Diapositiva_20_titolo-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3" style:display-name="Diapositiva titolo-outline3" style:family="presentation" style:parent-style-name="Diapositiva_20_titolo-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titolo-outline4" style:display-name="Diapositiva titolo-outline4" style:family="presentation" style:parent-style-name="Diapositiva_20_titolo-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text:list-style style:name="Diapositiva_20_titolo-title" style:display-name="Diapositiva 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iapositiva_20_tito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a_20_tito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a_20_titolo-backgroundobjects">
      <style:graphic-properties draw:stroke="none" draw:fill="none" draw:fill-color="#ffffff" draw:auto-grow-height="false" fo:min-height="1.485cm"/>
      <style:paragraph-properties style:writing-mode="lr-tb"/>
    </style:style>
    <style:style style:name="Mpr4" style:family="presentation" style:parent-style-name="Diapositiva_20_titolo-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center"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center"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 Light" fo:font-size="60pt" fo:letter-spacing="normal" fo:language="it" fo:country="IT"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language="it" fo:country="IT"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o&gt;</text:page-number></text:p>
        </draw:text-box>
      </draw:frame>
    </style:handout-master>
    <style:master-page style:name="Diapositiva_20_titolo" style:display-name="Diapositiva titolo" style:page-layout-name="PM1" draw:style-name="Mdp1">
      <draw:frame draw:name="Titolo 1" presentation:style-name="Mpr1" draw:text-style-name="MP6" draw:layer="backgroundobjects" svg:width="25.399cm" svg:height="6.631cm" svg:x="4.233cm" svg:y="3.118cm" presentation:class="title" presentation:user-transformed="true">
        <draw:text-box>
          <text:p text:style-name="MP5"><text:span text:style-name="MT1">F</text:span><text:span text:style-name="MT1">a</text:span><text:span text:style-name="MT1">r</text:span><text:span text:style-name="MT1">e</text:span><text:span text:style-name="MT1"> </text:span><text:span text:style-name="MT1">c</text:span><text:span text:style-name="MT1">l</text:span><text:span text:style-name="MT1">i</text:span><text:span text:style-name="MT1">c</text:span><text:span text:style-name="MT1"> </text:span><text:span text:style-name="MT1">p</text:span><text:span text:style-name="MT1">e</text:span><text:span text:style-name="MT1">r </text:span><text:span text:style-name="MT1">m</text:span><text:span text:style-name="MT1">o</text:span><text:span text:style-name="MT1">d</text:span><text:span text:style-name="MT1">i</text:span><text:span text:style-name="MT1">f</text:span><text:span text:style-name="MT1">i</text:span><text:span text:style-name="MT1">c</text:span><text:span text:style-name="MT1">a</text:span><text:span text:style-name="MT1">r</text:span><text:span text:style-name="MT1">e</text:span><text:span text:style-name="MT1"> </text:span><text:span text:style-name="MT1">l</text:span><text:span text:style-name="MT1">o</text:span><text:span text:style-name="MT1"> </text:span><text:span text:style-name="MT1">s</text:span><text:span text:style-name="MT1">t</text:span><text:span text:style-name="MT1">i</text:span><text:span text:style-name="MT1">l</text:span><text:span text:style-name="MT1">e</text:span><text:span text:style-name="MT1"> </text:span><text:span text:style-name="MT1">d</text:span><text:span text:style-name="MT1">e</text:span><text:span text:style-name="MT1">l </text:span><text:span text:style-name="MT1">t</text:span><text:span text:style-name="MT1">i</text:span><text:span text:style-name="MT1">t</text:span><text:span text:style-name="MT1">o</text:span><text:span text:style-name="MT1">l</text:span><text:span text:style-name="MT1">o</text:span><text:span text:style-name="MT1"> </text:span><text:span text:style-name="MT1">d</text:span><text:span text:style-name="MT1">e</text:span><text:span text:style-name="MT1">l</text:span><text:span text:style-name="MT1">l</text:span><text:span text:style-name="MT1">o</text:span><text:span text:style-name="MT1"> </text:span><text:span text:style-name="MT1">s</text:span><text:span text:style-name="MT1">c</text:span><text:span text:style-name="MT1">h</text:span><text:span text:style-name="MT1">e</text:span><text:span text:style-name="MT1">m</text:span><text:span text:style-name="MT1">a</text:span></text:p>
        </draw:text-box>
      </draw:frame>
      <draw:frame draw:name="Segnaposto data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20-10-26">26/10/20</text:date></text:span></text:p>
        </draw:text-box>
      </draw:frame>
      <draw:frame draw:name="Segnaposto piè di pagina 4" presentation:style-name="Mpr2" draw:text-style-name="MP8" draw:layer="backgroundobjects" svg:width="11.429cm" svg:height="1.013cm" svg:x="11.218cm" svg:y="17.657cm" presentation:class="footer" presentation:user-transformed="true">
        <draw:text-box>
          <text:p/>
        </draw:text-box>
      </draw:frame>
      <draw:frame draw:name="Segnaposto numero diapositiva 5" presentation:style-name="Mpr2" draw:text-style-name="MP8" draw:layer="backgroundobjects" svg:width="7.619cm" svg:height="1.013cm" svg:x="23.918cm" svg:y="17.657cm" presentation:class="page-number" presentation:user-transformed="true">
        <draw:text-box>
          <text:p text:style-name="MP9"><text:span text:style-name="MT2"><text:page-number>&lt;numero&gt;</text:page-number></text:span></text:p>
        </draw:text-box>
      </draw:frame>
      <presentation:notes style:page-layout-name="PM0">
        <draw:page-thumbnail presentation:style-name="Diapositiva_20_titolo-title" draw:layer="backgroundobjects" svg:width="19.798cm" svg:height="11.136cm" svg:x="0.6cm" svg:y="2.257cm" presentation:class="page"/>
        <draw:frame presentation:style-name="Diapositiva_20_tito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e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resentazione standard di PowerPoint</dc:title>
    <meta:initial-creator>Emilio Panti</meta:initial-creator>
    <meta:editing-cycles>35</meta:editing-cycles>
    <meta:creation-date>2020-10-23T08:33:31</meta:creation-date>
    <dc:date>2020-10-26T23:22:39.236754311</dc:date>
    <meta:editing-duration>PT7H4M6S</meta:editing-duration>
    <meta:generator>LibreOffice/6.4.6.2$Linux_X86_64 LibreOffice_project/40$Build-2</meta:generator>
    <meta:document-statistic meta:object-count="7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meta:user-defined>
  </office:meta>
</office:document-meta>
</file>